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atorTests.testCan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ratorTests.test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Tests.canCompare( @ Nullable Object firstObject , @ Nullable Object secon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Tests.customComparatorWorksWith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aratorTests.tes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torTests.compare( @ Nullable Object firstObject , @ Nullable Object secon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atorTests.testNonPrimitive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aratorTests.test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